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EncoderTests.composite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MetadataEncoderTests.metadataWithByteBu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adataEncoderTests.metadataWithTextPlain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adataEncoderTests.routeWithRouting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adataEncoderTests.compositeRequiredForMultipl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adataEncoderTests.mimeTypeRequiredForComposite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EncoderTests.mimeTypeDoesNotMatchConnectionMetadata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adataEncoderTests.routeWithTextPlain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adataEncoderTests.assertRoute( String route , ByteBuf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adataEncoderTests.routeWith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adataEncoderTests.default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